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10148311" text:style-name="List_20_1">
        <text:list-item>
          <text:p text:style-name="List_20_1">First bullet</text:p>
        </text:list-item>
        <text:list-item>
          <text:p text:style-name="List_20_1">Second bull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rten</meta:initial-creator>
    <meta:creation-date>2013-07-30T09:53:47</meta:creation-date>
    <meta:generator>LibreOffice/3.5$Linux_x86 LibreOffice_project/350m1$Build-2</meta:generator>
    <dc:date>2013-07-30T10:36:39</dc:date>
    <dc:creator>Stefan Merten</dc:creator>
    <meta:editing-duration>PT19M23S</meta:editing-duration>
    <meta:editing-cycles>7</meta:editing-cycles>
    <meta:document-statistic meta:table-count="0" meta:image-count="0" meta:object-count="0" meta:page-count="1" meta:paragraph-count="2" meta:word-count="4" meta:character-count="25" meta:non-whitespace-character-count="23"/>
  </office:meta>
</office:document-meta>
</file>